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color="#3465a4" loext:opacity="100%" fo:font-size="28pt" style:text-underline-style="solid" style:text-underline-width="auto" style:text-underline-color="font-color" officeooo:rsid="000eaed6" officeooo:paragraph-rsid="000eaed6" style:font-size-asian="28pt" style:font-size-complex="28pt"/>
    </style:style>
    <style:style style:name="P3" style:family="paragraph" style:parent-style-name="Standard">
      <style:paragraph-properties fo:line-height="150%" fo:text-align="justify" style:justify-single-word="false"/>
      <style:text-properties fo:color="#3465a4" loext:opacity="100%" fo:font-size="18pt" style:text-underline-style="none" officeooo:rsid="0014289e" officeooo:paragraph-rsid="0014289e" style:font-size-asian="18pt" style:font-size-complex="18pt"/>
    </style:style>
    <style:style style:name="P4" style:family="paragraph" style:parent-style-name="Standard">
      <style:paragraph-properties fo:line-height="150%" fo:text-align="justify" style:justify-single-word="false"/>
      <style:text-properties fo:color="#3465a4" loext:opacity="100%" fo:font-size="18pt" style:text-underline-style="none" officeooo:rsid="000f1c83" officeooo:paragraph-rsid="000f1c83" style:font-size-asian="18pt" style:font-size-complex="18pt"/>
    </style:style>
    <style:style style:name="P5" style:family="paragraph" style:parent-style-name="Standard">
      <style:paragraph-properties fo:line-height="150%" fo:text-align="justify" style:justify-single-word="false"/>
      <style:text-properties officeooo:rsid="000f1c83" officeooo:paragraph-rsid="000f1c83"/>
    </style:style>
    <style:style style:name="P6" style:family="paragraph" style:parent-style-name="Standard">
      <style:paragraph-properties fo:line-height="150%" fo:text-align="justify" style:justify-single-word="false"/>
      <style:text-properties officeooo:paragraph-rsid="000f1c83"/>
    </style:style>
    <style:style style:name="P7" style:family="paragraph" style:parent-style-name="Standard">
      <style:paragraph-properties fo:line-height="150%" fo:text-align="justify" style:justify-single-word="false"/>
      <style:text-properties officeooo:paragraph-rsid="0011e550"/>
    </style:style>
    <style:style style:name="P8" style:family="paragraph" style:parent-style-name="Standard">
      <style:paragraph-properties fo:line-height="150%" fo:text-align="justify" style:justify-single-word="false"/>
      <style:text-properties officeooo:paragraph-rsid="00213fa7"/>
    </style:style>
    <style:style style:name="P9" style:family="paragraph" style:parent-style-name="Standard">
      <style:paragraph-properties fo:line-height="150%" fo:text-align="justify" style:justify-single-word="false"/>
      <style:text-properties officeooo:paragraph-rsid="002681fa"/>
    </style:style>
    <style:style style:name="P10" style:family="paragraph" style:parent-style-name="Standard">
      <style:paragraph-properties fo:line-height="150%" fo:text-align="justify" style:justify-single-word="false"/>
      <style:text-properties officeooo:paragraph-rsid="0028351b"/>
    </style:style>
    <style:style style:name="P11" style:family="paragraph" style:parent-style-name="Standard">
      <style:paragraph-properties fo:line-height="150%" fo:text-align="justify" style:justify-single-word="false"/>
      <style:text-properties officeooo:paragraph-rsid="0028b0bc"/>
    </style:style>
    <style:style style:name="P12" style:family="paragraph" style:parent-style-name="Standard">
      <style:paragraph-properties fo:line-height="150%" fo:text-align="justify" style:justify-single-word="false"/>
      <style:text-properties officeooo:paragraph-rsid="0029b239"/>
    </style:style>
    <style:style style:name="P13" style:family="paragraph" style:parent-style-name="Standard">
      <style:paragraph-properties fo:line-height="150%" fo:text-align="justify" style:justify-single-word="false"/>
      <style:text-properties officeooo:paragraph-rsid="002cfc06"/>
    </style:style>
    <style:style style:name="P14" style:family="paragraph" style:parent-style-name="Standard">
      <style:paragraph-properties fo:line-height="150%" fo:text-align="justify" style:justify-single-word="false"/>
      <style:text-properties officeooo:paragraph-rsid="003aa4b2"/>
    </style:style>
    <style:style style:name="P15" style:family="paragraph" style:parent-style-name="Standard">
      <style:paragraph-properties fo:line-height="150%" fo:text-align="justify" style:justify-single-word="false"/>
      <style:text-properties officeooo:paragraph-rsid="003c9920"/>
    </style:style>
    <style:style style:name="P16" style:family="paragraph" style:parent-style-name="Standard">
      <style:paragraph-properties fo:line-height="150%" fo:text-align="justify" style:justify-single-word="false"/>
      <style:text-properties officeooo:paragraph-rsid="0059e14f"/>
    </style:style>
    <style:style style:name="P17" style:family="paragraph" style:parent-style-name="Standard">
      <style:paragraph-properties fo:line-height="150%" fo:text-align="justify" style:justify-single-word="false"/>
      <style:text-properties officeooo:rsid="0011e550" officeooo:paragraph-rsid="0011e550"/>
    </style:style>
    <style:style style:name="P18" style:family="paragraph" style:parent-style-name="Standard">
      <style:paragraph-properties fo:line-height="150%" fo:text-align="justify" style:justify-single-word="false"/>
      <style:text-properties officeooo:rsid="0014289e" officeooo:paragraph-rsid="0014289e"/>
    </style:style>
    <style:style style:name="P19" style:family="paragraph" style:parent-style-name="Standard">
      <style:paragraph-properties fo:line-height="150%" fo:text-align="justify" style:justify-single-word="false"/>
      <style:text-properties officeooo:rsid="001af488" officeooo:paragraph-rsid="001af488"/>
    </style:style>
    <style:style style:name="P20" style:family="paragraph" style:parent-style-name="Standard">
      <style:paragraph-properties fo:line-height="150%" fo:text-align="justify" style:justify-single-word="false"/>
      <style:text-properties officeooo:rsid="001cd7ab" officeooo:paragraph-rsid="001cd7ab"/>
    </style:style>
    <style:style style:name="P21" style:family="paragraph" style:parent-style-name="Standard">
      <style:paragraph-properties fo:line-height="150%" fo:text-align="justify" style:justify-single-word="false"/>
      <style:text-properties officeooo:rsid="002046ec" officeooo:paragraph-rsid="002046ec"/>
    </style:style>
    <style:style style:name="P22" style:family="paragraph" style:parent-style-name="Standard">
      <style:paragraph-properties fo:line-height="150%" fo:text-align="justify" style:justify-single-word="false"/>
      <style:text-properties officeooo:rsid="0020f627" officeooo:paragraph-rsid="0020f627"/>
    </style:style>
    <style:style style:name="P23" style:family="paragraph" style:parent-style-name="Standard">
      <style:paragraph-properties fo:line-height="150%" fo:text-align="justify" style:justify-single-word="false"/>
      <style:text-properties officeooo:rsid="00231a3f" officeooo:paragraph-rsid="00231a3f"/>
    </style:style>
    <style:style style:name="P24" style:family="paragraph" style:parent-style-name="Standard">
      <style:paragraph-properties fo:line-height="150%" fo:text-align="justify" style:justify-single-word="false"/>
      <style:text-properties officeooo:rsid="0024b237" officeooo:paragraph-rsid="0024b237"/>
    </style:style>
    <style:style style:name="P25" style:family="paragraph" style:parent-style-name="Standard">
      <style:paragraph-properties fo:line-height="150%" fo:text-align="justify" style:justify-single-word="false"/>
      <style:text-properties officeooo:rsid="0024b237" officeooo:paragraph-rsid="00252972"/>
    </style:style>
    <style:style style:name="P26" style:family="paragraph" style:parent-style-name="Standard">
      <style:paragraph-properties fo:line-height="150%" fo:text-align="justify" style:justify-single-word="false"/>
      <style:text-properties officeooo:rsid="00252972" officeooo:paragraph-rsid="00252972"/>
    </style:style>
    <style:style style:name="P27" style:family="paragraph" style:parent-style-name="Standard">
      <style:paragraph-properties fo:line-height="150%" fo:text-align="justify" style:justify-single-word="false"/>
      <style:text-properties officeooo:rsid="002681fa" officeooo:paragraph-rsid="002681fa"/>
    </style:style>
    <style:style style:name="P28" style:family="paragraph" style:parent-style-name="Standard">
      <style:paragraph-properties fo:line-height="150%" fo:text-align="justify" style:justify-single-word="false"/>
      <style:text-properties officeooo:rsid="0028351b" officeooo:paragraph-rsid="0028351b"/>
    </style:style>
    <style:style style:name="P29" style:family="paragraph" style:parent-style-name="Standard">
      <style:paragraph-properties fo:line-height="150%" fo:text-align="justify" style:justify-single-word="false"/>
      <style:text-properties officeooo:rsid="00289cdb" officeooo:paragraph-rsid="00289cdb"/>
    </style:style>
    <style:style style:name="P30" style:family="paragraph" style:parent-style-name="Standard">
      <style:paragraph-properties fo:line-height="150%" fo:text-align="justify" style:justify-single-word="false"/>
      <style:text-properties officeooo:rsid="0028b0bc" officeooo:paragraph-rsid="0028b0bc"/>
    </style:style>
    <style:style style:name="P31" style:family="paragraph" style:parent-style-name="Standard">
      <style:paragraph-properties fo:line-height="150%" fo:text-align="justify" style:justify-single-word="false"/>
      <style:text-properties officeooo:rsid="0029b239" officeooo:paragraph-rsid="0029b239"/>
    </style:style>
    <style:style style:name="P32" style:family="paragraph" style:parent-style-name="Standard">
      <style:paragraph-properties fo:line-height="150%" fo:text-align="justify" style:justify-single-word="false"/>
      <style:text-properties officeooo:rsid="002cfc06" officeooo:paragraph-rsid="002cfc06"/>
    </style:style>
    <style:style style:name="P33" style:family="paragraph" style:parent-style-name="Standard">
      <style:paragraph-properties fo:line-height="150%" fo:text-align="justify" style:justify-single-word="false"/>
      <style:text-properties officeooo:rsid="002e0555" officeooo:paragraph-rsid="002e0555"/>
    </style:style>
    <style:style style:name="P34" style:family="paragraph" style:parent-style-name="Standard">
      <style:paragraph-properties fo:line-height="150%" fo:text-align="justify" style:justify-single-word="false"/>
      <style:text-properties officeooo:rsid="0031b05a" officeooo:paragraph-rsid="0031b05a"/>
    </style:style>
    <style:style style:name="P35" style:family="paragraph" style:parent-style-name="Standard">
      <style:paragraph-properties fo:line-height="150%" fo:text-align="justify" style:justify-single-word="false"/>
      <style:text-properties officeooo:rsid="0032e502" officeooo:paragraph-rsid="0032e502"/>
    </style:style>
    <style:style style:name="P36" style:family="paragraph" style:parent-style-name="Standard">
      <style:paragraph-properties fo:line-height="150%" fo:text-align="justify" style:justify-single-word="false"/>
      <style:text-properties officeooo:rsid="0033f7d1" officeooo:paragraph-rsid="0033f7d1"/>
    </style:style>
    <style:style style:name="P37" style:family="paragraph" style:parent-style-name="Standard">
      <style:paragraph-properties fo:line-height="150%" fo:text-align="justify" style:justify-single-word="false"/>
      <style:text-properties officeooo:rsid="00340162" officeooo:paragraph-rsid="00340162"/>
    </style:style>
    <style:style style:name="P38" style:family="paragraph" style:parent-style-name="Standard">
      <style:paragraph-properties fo:line-height="150%" fo:text-align="justify" style:justify-single-word="false"/>
      <style:text-properties officeooo:rsid="00340162" officeooo:paragraph-rsid="0035d3c0"/>
    </style:style>
    <style:style style:name="P39" style:family="paragraph" style:parent-style-name="Standard">
      <style:paragraph-properties fo:line-height="150%" fo:text-align="justify" style:justify-single-word="false"/>
      <style:text-properties officeooo:rsid="0035d3c0" officeooo:paragraph-rsid="0035d3c0"/>
    </style:style>
    <style:style style:name="P40" style:family="paragraph" style:parent-style-name="Standard">
      <style:paragraph-properties fo:line-height="150%" fo:text-align="justify" style:justify-single-word="false"/>
      <style:text-properties officeooo:rsid="003686fe" officeooo:paragraph-rsid="003686fe"/>
    </style:style>
    <style:style style:name="P41" style:family="paragraph" style:parent-style-name="Standard">
      <style:paragraph-properties fo:line-height="150%" fo:text-align="justify" style:justify-single-word="false"/>
      <style:text-properties officeooo:rsid="0037f74c" officeooo:paragraph-rsid="0037f74c"/>
    </style:style>
    <style:style style:name="P42" style:family="paragraph" style:parent-style-name="Standard">
      <style:paragraph-properties fo:line-height="150%" fo:text-align="justify" style:justify-single-word="false"/>
      <style:text-properties officeooo:rsid="0039bedb" officeooo:paragraph-rsid="0039bedb"/>
    </style:style>
    <style:style style:name="P43" style:family="paragraph" style:parent-style-name="Standard">
      <style:paragraph-properties fo:line-height="150%" fo:text-align="justify" style:justify-single-word="false"/>
      <style:text-properties officeooo:rsid="003aa4b2" officeooo:paragraph-rsid="003aa4b2"/>
    </style:style>
    <style:style style:name="P44" style:family="paragraph" style:parent-style-name="Standard">
      <style:paragraph-properties fo:line-height="150%" fo:text-align="justify" style:justify-single-word="false"/>
      <style:text-properties officeooo:rsid="003c9920" officeooo:paragraph-rsid="003c9920"/>
    </style:style>
    <style:style style:name="P45" style:family="paragraph" style:parent-style-name="Standard">
      <style:paragraph-properties fo:line-height="150%" fo:text-align="justify" style:justify-single-word="false"/>
      <style:text-properties officeooo:rsid="003e840d" officeooo:paragraph-rsid="003e840d"/>
    </style:style>
    <style:style style:name="P46" style:family="paragraph" style:parent-style-name="Standard">
      <style:paragraph-properties fo:line-height="150%" fo:text-align="justify" style:justify-single-word="false"/>
      <style:text-properties officeooo:rsid="00407682" officeooo:paragraph-rsid="00407682"/>
    </style:style>
    <style:style style:name="P47" style:family="paragraph" style:parent-style-name="Standard">
      <style:paragraph-properties fo:line-height="150%" fo:text-align="justify" style:justify-single-word="false"/>
      <style:text-properties officeooo:rsid="0041fef2" officeooo:paragraph-rsid="0041fef2"/>
    </style:style>
    <style:style style:name="P48" style:family="paragraph" style:parent-style-name="Standard">
      <style:paragraph-properties fo:line-height="150%" fo:text-align="justify" style:justify-single-word="false"/>
      <style:text-properties officeooo:rsid="0044575a" officeooo:paragraph-rsid="0044575a"/>
    </style:style>
    <style:style style:name="P49" style:family="paragraph" style:parent-style-name="Standard">
      <style:paragraph-properties fo:line-height="150%" fo:text-align="justify" style:justify-single-word="false"/>
      <style:text-properties officeooo:rsid="00457d8f" officeooo:paragraph-rsid="00457d8f"/>
    </style:style>
    <style:style style:name="P50" style:family="paragraph" style:parent-style-name="Standard">
      <style:paragraph-properties fo:line-height="150%" fo:text-align="justify" style:justify-single-word="false"/>
      <style:text-properties officeooo:rsid="0047a7a9" officeooo:paragraph-rsid="0047a7a9"/>
    </style:style>
    <style:style style:name="P51" style:family="paragraph" style:parent-style-name="Standard">
      <style:paragraph-properties fo:line-height="150%" fo:text-align="justify" style:justify-single-word="false"/>
      <style:text-properties officeooo:rsid="0049661f" officeooo:paragraph-rsid="0049661f"/>
    </style:style>
    <style:style style:name="P52" style:family="paragraph" style:parent-style-name="Standard">
      <style:paragraph-properties fo:line-height="150%" fo:text-align="justify" style:justify-single-word="false"/>
      <style:text-properties officeooo:rsid="004cef2f" officeooo:paragraph-rsid="004cef2f"/>
    </style:style>
    <style:style style:name="P53" style:family="paragraph" style:parent-style-name="Standard">
      <style:paragraph-properties fo:line-height="150%" fo:text-align="justify" style:justify-single-word="false"/>
      <style:text-properties officeooo:rsid="004f2651" officeooo:paragraph-rsid="004f2651"/>
    </style:style>
    <style:style style:name="P54" style:family="paragraph" style:parent-style-name="Standard">
      <style:paragraph-properties fo:line-height="150%" fo:text-align="justify" style:justify-single-word="false"/>
      <style:text-properties officeooo:rsid="00508089" officeooo:paragraph-rsid="00508089"/>
    </style:style>
    <style:style style:name="P55" style:family="paragraph" style:parent-style-name="Standard">
      <style:paragraph-properties fo:line-height="150%" fo:text-align="justify" style:justify-single-word="false"/>
      <style:text-properties officeooo:rsid="0052cb24" officeooo:paragraph-rsid="0052cb24"/>
    </style:style>
    <style:style style:name="P56" style:family="paragraph" style:parent-style-name="Standard">
      <style:paragraph-properties fo:line-height="150%" fo:text-align="justify" style:justify-single-word="false"/>
      <style:text-properties officeooo:rsid="0054b5fa" officeooo:paragraph-rsid="0054b5fa"/>
    </style:style>
    <style:style style:name="P57" style:family="paragraph" style:parent-style-name="Standard">
      <style:paragraph-properties fo:line-height="150%" fo:text-align="justify" style:justify-single-word="false"/>
      <style:text-properties officeooo:rsid="005546e4" officeooo:paragraph-rsid="005546e4"/>
    </style:style>
    <style:style style:name="P58" style:family="paragraph" style:parent-style-name="Standard">
      <style:paragraph-properties fo:line-height="150%" fo:text-align="justify" style:justify-single-word="false"/>
      <style:text-properties officeooo:rsid="005741ce" officeooo:paragraph-rsid="005741ce"/>
    </style:style>
    <style:style style:name="P59" style:family="paragraph" style:parent-style-name="Standard">
      <style:paragraph-properties fo:line-height="150%" fo:text-align="justify" style:justify-single-word="false"/>
      <style:text-properties officeooo:rsid="00575a22" officeooo:paragraph-rsid="00575a22"/>
    </style:style>
    <style:style style:name="P60" style:family="paragraph" style:parent-style-name="Standard">
      <style:paragraph-properties fo:line-height="150%" fo:text-align="justify" style:justify-single-word="false"/>
      <style:text-properties officeooo:rsid="00577bbd" officeooo:paragraph-rsid="00577bbd"/>
    </style:style>
    <style:style style:name="P61" style:family="paragraph" style:parent-style-name="Standard">
      <style:paragraph-properties fo:line-height="150%" fo:text-align="justify" style:justify-single-word="false"/>
      <style:text-properties officeooo:rsid="005844cd" officeooo:paragraph-rsid="005844cd"/>
    </style:style>
    <style:style style:name="P62" style:family="paragraph" style:parent-style-name="Standard">
      <style:paragraph-properties fo:line-height="150%" fo:text-align="justify" style:justify-single-word="false"/>
      <style:text-properties officeooo:rsid="0059e14f" officeooo:paragraph-rsid="0059e14f"/>
    </style:style>
    <style:style style:name="P63" style:family="paragraph" style:parent-style-name="Standard" style:list-style-name="L1">
      <style:paragraph-properties fo:line-height="150%" fo:text-align="justify" style:justify-single-word="false"/>
      <style:text-properties officeooo:rsid="0011e550" officeooo:paragraph-rsid="0011e550"/>
    </style:style>
    <style:style style:name="P64" style:family="paragraph" style:parent-style-name="Standard" style:list-style-name="L1">
      <style:paragraph-properties fo:line-height="150%" fo:text-align="justify" style:justify-single-word="false"/>
      <style:text-properties officeooo:paragraph-rsid="0011e550"/>
    </style:style>
    <style:style style:name="P65" style:family="paragraph" style:parent-style-name="Standard" style:list-style-name="L1">
      <style:paragraph-properties fo:line-height="150%" fo:text-align="justify" style:justify-single-word="false"/>
      <style:text-properties officeooo:paragraph-rsid="001839b9"/>
    </style:style>
    <style:style style:name="P66" style:family="paragraph" style:parent-style-name="Standard" style:list-style-name="L1">
      <style:paragraph-properties fo:line-height="150%" fo:text-align="justify" style:justify-single-word="false"/>
      <style:text-properties officeooo:paragraph-rsid="0012983e"/>
    </style:style>
    <style:style style:name="P67" style:family="paragraph" style:parent-style-name="Standard" style:list-style-name="L1">
      <style:paragraph-properties fo:line-height="150%" fo:text-align="justify" style:justify-single-word="false"/>
      <style:text-properties officeooo:rsid="00163e84" officeooo:paragraph-rsid="00163e84"/>
    </style:style>
    <style:style style:name="P68" style:family="paragraph" style:parent-style-name="Standard" style:list-style-name="L1">
      <style:paragraph-properties fo:line-height="150%" fo:text-align="justify" style:justify-single-word="false"/>
      <style:text-properties officeooo:rsid="001af488" officeooo:paragraph-rsid="001af488"/>
    </style:style>
    <style:style style:name="P69" style:family="paragraph" style:parent-style-name="Standard" style:list-style-name="L2">
      <style:paragraph-properties fo:line-height="150%" fo:text-align="justify" style:justify-single-word="false"/>
      <style:text-properties officeooo:rsid="001af488" officeooo:paragraph-rsid="001af488"/>
    </style:style>
    <style:style style:name="P70" style:family="paragraph" style:parent-style-name="Standard">
      <style:paragraph-properties fo:line-height="150%" fo:text-align="justify" style:justify-single-word="false"/>
      <style:text-properties officeooo:rsid="0037f74c" officeooo:paragraph-rsid="0037f74c"/>
    </style:style>
    <style:style style:name="P71" style:family="paragraph" style:parent-style-name="Standard">
      <style:paragraph-properties fo:line-height="150%" fo:text-align="justify" style:justify-single-word="false"/>
      <style:text-properties officeooo:rsid="005c2dad" officeooo:paragraph-rsid="005c2dad"/>
    </style:style>
    <style:style style:name="T1" style:family="text">
      <style:text-properties officeooo:rsid="000f1c83"/>
    </style:style>
    <style:style style:name="T2" style:family="text">
      <style:text-properties fo:color="#3465a4" loext:opacity="100%" fo:font-size="18pt" style:text-underline-style="none" officeooo:rsid="000f1c83" style:font-size-asian="18pt" style:font-size-complex="18pt"/>
    </style:style>
    <style:style style:name="T3" style:family="text">
      <style:text-properties officeooo:rsid="0011e550"/>
    </style:style>
    <style:style style:name="T4" style:family="text">
      <style:text-properties officeooo:rsid="0012983e"/>
    </style:style>
    <style:style style:name="T5" style:family="text">
      <style:text-properties officeooo:rsid="0015d670"/>
    </style:style>
    <style:style style:name="T6" style:family="text">
      <style:text-properties officeooo:rsid="00176d98"/>
    </style:style>
    <style:style style:name="T7" style:family="text">
      <style:text-properties officeooo:rsid="001839b9"/>
    </style:style>
    <style:style style:name="T8" style:family="text">
      <style:text-properties officeooo:rsid="0019a5b1"/>
    </style:style>
    <style:style style:name="T9" style:family="text">
      <style:text-properties fo:font-weight="bold" style:font-weight-asian="bold" style:font-weight-complex="bold"/>
    </style:style>
    <style:style style:name="T10" style:family="text">
      <style:text-properties officeooo:rsid="001e9d29"/>
    </style:style>
    <style:style style:name="T11" style:family="text">
      <style:text-properties officeooo:rsid="00213fa7"/>
    </style:style>
    <style:style style:name="T12" style:family="text">
      <style:text-properties officeooo:rsid="00231a3f"/>
    </style:style>
    <style:style style:name="T13" style:family="text">
      <style:text-properties officeooo:rsid="0024b237"/>
    </style:style>
    <style:style style:name="T14" style:family="text">
      <style:text-properties officeooo:rsid="00252972"/>
    </style:style>
    <style:style style:name="T15" style:family="text">
      <style:text-properties officeooo:rsid="0028351b"/>
    </style:style>
    <style:style style:name="T16" style:family="text">
      <style:text-properties officeooo:rsid="00289cdb"/>
    </style:style>
    <style:style style:name="T17" style:family="text">
      <style:text-properties officeooo:rsid="0028b0bc"/>
    </style:style>
    <style:style style:name="T18" style:family="text">
      <style:text-properties officeooo:rsid="0029b239"/>
    </style:style>
    <style:style style:name="T19" style:family="text">
      <style:text-properties officeooo:rsid="002b7cb6"/>
    </style:style>
    <style:style style:name="T20" style:family="text">
      <style:text-properties officeooo:rsid="002cfc06"/>
    </style:style>
    <style:style style:name="T21" style:family="text">
      <style:text-properties officeooo:rsid="0031b05a"/>
    </style:style>
    <style:style style:name="T22" style:family="text">
      <style:text-properties officeooo:rsid="0035d3c0"/>
    </style:style>
    <style:style style:name="T23" style:family="text">
      <style:text-properties officeooo:rsid="0039bedb"/>
    </style:style>
    <style:style style:name="T24" style:family="text">
      <style:text-properties officeooo:rsid="003aa4b2"/>
    </style:style>
    <style:style style:name="T25" style:family="text">
      <style:text-properties officeooo:rsid="003e840d"/>
    </style:style>
    <style:style style:name="T26" style:family="text">
      <style:text-properties officeooo:rsid="00407682"/>
    </style:style>
    <style:style style:name="T27" style:family="text">
      <style:text-properties officeooo:rsid="00439d1b"/>
    </style:style>
    <style:style style:name="T28" style:family="text">
      <style:text-properties officeooo:rsid="0044575a"/>
    </style:style>
    <style:style style:name="T29" style:family="text">
      <style:text-properties officeooo:rsid="00478d29"/>
    </style:style>
    <style:style style:name="T30" style:family="text">
      <style:text-properties officeooo:rsid="0049661f"/>
    </style:style>
    <style:style style:name="T31" style:family="text">
      <style:text-properties officeooo:rsid="004b3955"/>
    </style:style>
    <style:style style:name="T32" style:family="text">
      <style:text-properties officeooo:rsid="004c63f7"/>
    </style:style>
    <style:style style:name="T33" style:family="text">
      <style:text-properties officeooo:rsid="004e621b"/>
    </style:style>
    <style:style style:name="T34" style:family="text">
      <style:text-properties officeooo:rsid="00516935"/>
    </style:style>
    <style:style style:name="T35" style:family="text">
      <style:text-properties officeooo:rsid="005546e4"/>
    </style:style>
    <style:style style:name="T36" style:family="text">
      <style:text-properties officeooo:rsid="00577bbd"/>
    </style:style>
    <style:style style:name="T37" style:family="text">
      <style:text-properties officeooo:rsid="0059e14f"/>
    </style:style>
    <style:style style:name="T38" style:family="text">
      <style:text-properties style:text-underline-style="solid" style:text-underline-width="auto" style:text-underline-color="font-color"/>
    </style:style>
    <style:style style:name="T39" style:family="text">
      <style:text-properties style:text-underline-style="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s de Linux</text:p>
      <text:p text:style-name="P5"><text:tab/></text:p>
      <text:p text:style-name="P4">Introducción</text:p>
      <text:p text:style-name="P6"><text:span text:style-name="T2"><text:tab/></text:span><text:span text:style-name="T1">Este es el boletín de ejercicios asociado al documento "Apuntes de Linux", el cual recorre cada uno de los apartados de dichos apuntes. Antes de comenzar, el alumno deberá haber entendido cada un</text:span><text:span text:style-name="T3">a de las secciones de los apuntes junto con los ejemplos que se muestran.</text:span></text:p>
      <text:p text:style-name="P6"/>
      <text:p text:style-name="P7"><text:span text:style-name="T3"><text:tab/></text:span><text:span text:style-name="T4">E</text:span><text:span text:style-name="T3">stos ejercicios se realizarán </text:span><text:span text:style-name="T4">sobre </text:span><text:span text:style-name="T3">máquina</text:span><text:span text:style-name="T4">s</text:span><text:span text:style-name="T3"> virtual</text:span><text:span text:style-name="T4">es</text:span><text:span text:style-name="T3"> en Virtual Box, </text:span><text:span text:style-name="T4">usando sistemas operativos Debian y Ubuntu. También se usará el programa GNS3, para simular redes que integren nuestros sistemas operativos en redes Cisco.</text:span></text:p>
      <text:p text:style-name="P7"/>
      <text:p text:style-name="P3">Ejercicios</text:p>
      <text:p text:style-name="P17"/>
      <text:p text:style-name="P18">1. Crear una máquina virtual con las siguientes características:</text:p>
      <text:p text:style-name="P18"/>
      <text:list xml:id="list3291368950" text:style-name="L1">
        <text:list-item>
          <text:p text:style-name="P63">SO Linux Debian.</text:p>
        </text:list-item>
        <text:list-item>
          <text:p text:style-name="P63">Al menos 2048 MB de RAM.</text:p>
        </text:list-item>
        <text:list-item>
          <text:p text:style-name="P64"><text:span text:style-name="T8">Dos</text:span><text:span text:style-name="T3"> discos duros de 8 GB cada uno</text:span><text:span text:style-name="T4">, con la siguiente estructura</text:span><text:span text:style-name="T5">, la cual se creará durante la instalación</text:span><text:span text:style-name="T4">:</text:span></text:p>
          <text:list>
            <text:list-item>
              <text:p text:style-name="P65"><text:span text:style-name="T4">Disco #1: 6 GB para la partición raíz y </text:span><text:span text:style-name="T7">el espacio restante</text:span><text:span text:style-name="T4"> para la partición swap</text:span><text:span text:style-name="T6">, ambas primarias</text:span><text:span text:style-name="T7"> y ext4</text:span><text:span text:style-name="T4">.</text:span></text:p>
            </text:list-item>
            <text:list-item>
              <text:p text:style-name="P66"><text:span text:style-name="T4">Disco #2: todo el espaci</text:span><text:span text:style-name="T6">o asignado a una partición primaria </text:span><text:span text:style-name="T7">ext 4, </text:span><text:span text:style-name="T6">para el directorio </text:span><text:span text:style-name="T4"><text:s/>/home.</text:span></text:p>
            </text:list-item>
          </text:list>
        </text:list-item>
        <text:list-item>
          <text:p text:style-name="P67">Nombre de la máquina: debian01.</text:p>
        </text:list-item>
        <text:list-item>
          <text:p text:style-name="P67">Clave del usuario "root": 1.</text:p>
        </text:list-item>
        <text:list-item>
          <text:p text:style-name="P67">Clave del usuario "usuario01": 2.</text:p>
        </text:list-item>
        <text:list-item>
          <text:p text:style-name="P63">No dispondrá de entorno gráfico, ni de ningú<text:span text:style-name="T8">n servicio. Solo implementará las utilidades estándar del sistema.</text:span></text:p>
        </text:list-item>
        <text:list-item>
          <text:p text:style-name="P68">El GRUB se instalará el el disco #1.</text:p>
        </text:list-item>
      </text:list>
      <text:p text:style-name="P19"/>
      <text:p text:style-name="P19"><text:soft-page-break/>Una vez terminada la instalación se pide:</text:p>
      <text:p text:style-name="P19"/>
      <text:list xml:id="list3800878552" text:style-name="L2">
        <text:list-item>
          <text:p text:style-name="P69">Iniciar sesión como root y mostrar el directorio actual.</text:p>
        </text:list-item>
        <text:list-item>
          <text:p text:style-name="P69">Iniciar sesión con el usuario01 en un segundo terminal y mostrar el directorio actual.</text:p>
        </text:list-item>
        <text:list-item>
          <text:p text:style-name="P69">Desde la sesión del usuario01, mostrar la estructura de almacenamiento secundario creada durante la instalación.</text:p>
        </text:list-item>
        <text:list-item>
          <text:p text:style-name="P69">Cerrar las dos sesiones anteriores.</text:p>
        </text:list-item>
      </text:list>
      <text:p text:style-name="P19"/>
      <text:p text:style-name="P20">2. Intentar apagar apagar el sistema desde la sesión del usuario0<text:span text:style-name="T32">1</text:span>, primero desde el modo usuario y después, pasando a modo superusuario.</text:p>
      <text:p text:style-name="P20"/>
      <text:p text:style-name="P20">3. Iniciar una sesión con el usuario root e intentar apagar el sistema.</text:p>
      <text:p text:style-name="P20"/>
      <text:p text:style-name="P20">4. Iniciar una sesión con usuario01, ejecutar el comando <text:span text:style-name="T9">su</text:span> con el parámetro adecuado para que nos permita apagar el sistema.<text:span text:style-name="T10"> Hacer esto dos veces, una para apagar el sistema y otra para reiniciarlo.</text:span></text:p>
      <text:p text:style-name="P20"/>
      <text:p text:style-name="P21">5. Abrir una sesión como root y otra como usuario0<text:span text:style-name="T32">1</text:span>. Obtener, desde una de las sesiones, <text:s/>información completa de los usuarios conectados al sistema.</text:p>
      <text:p text:style-name="P21"/>
      <text:p text:style-name="P21">6. Comprobar el runlevel en el que se encuentra nuestro sistema y posteriormente, reiniciarlo y apagarlo pasando explicitamente a los runlevels adecuados.</text:p>
      <text:p text:style-name="P21"/>
      <text:p text:style-name="P22">7. Iniciar una sesión como root. Sin salir de esa sesión y sin abrir otro terminal virtual, iniciar otra sesión con el usuario01. Mostrar los usuarios conectados al sistema y ejecutar el comando que permite saber con qué usuario estás conectado actualmente. Cerrar la sesión actual y mostrar los usuarios conectados al sistema y volver a ejecutar el comando que permite saber con qué usuario estás conectado actualmente.</text:p>
      <text:p text:style-name="P22"/>
      <text:p text:style-name="P22">8. Mostrar información sobre el SO instalado y su kernel.</text:p>
      <text:p text:style-name="P22"/>
      <text:p text:style-name="P8"><text:span text:style-name="T11">9. Iniciar sesión como root en un terminal virtual y como usuario01 en otro. Programar, desde la sesión de root, un cierre del sistema para dentro de </text:span><text:span text:style-name="T12">2 horas</text:span><text:span text:style-name="T11"> desde el momento </text:span><text:soft-page-break/><text:span text:style-name="T11">actual que incorpore el mensaje "El sistema se cerrará </text:span><text:span text:style-name="T12">dentro de dos horas</text:span><text:span text:style-name="T11">". Una vez hecho esto, comprobar que dicho mensaje ha sido mostrado en el terminal virtual del usuario01 y <text:s/>proceder a cancelar el cierre programado, comprobando también que el usuario01 ha sido informado de dicha cancelación.</text:span></text:p>
      <text:p text:style-name="P8"/>
      <text:p text:style-name="P23">10.<text:span text:style-name="T13"> En el directorio home del usuario01, crear la siguiente los dos siguientes directorios con un único comando: dirOriginal y dirCopia.</text:span></text:p>
      <text:p text:style-name="P23"/>
      <text:p text:style-name="P25">11. <text:span text:style-name="T14">Instala en el sistema el comando tree. </text:span>Crear también la siguiente estructura de directorios con un único comando: nivel01/nivel02/nivel03.</text:p>
      <text:p text:style-name="P24"/>
      <text:p text:style-name="P26">12. Crear archivos en cada uno de los directorios creados en el punto anterior y comprueba la estructura de directorios de /home/usuario01 con el comando tree.</text:p>
      <text:p text:style-name="P23"/>
      <text:p text:style-name="P26">13. Desde el directorio /home/usuario01 borra, únicamente, el directorio nivel03 y todo su contenido con un único comando.</text:p>
      <text:p text:style-name="P26"/>
      <text:p text:style-name="P27">14. Mueve toda la estructura nivel01 al directorio dirOriginal</text:p>
      <text:p text:style-name="P27"/>
      <text:p text:style-name="P27">15. Copia el contendio de dirOriginal en dirCopia</text:p>
      <text:p text:style-name="P9"/>
      <text:p text:style-name="P28">16. Mueve toda la estructura dirCopia al nivel02 de dirOriginal.</text:p>
      <text:p text:style-name="P28"/>
      <text:p text:style-name="P10"><text:span text:style-name="T15">17. Usando rutas absolutas, renombra</text:span><text:span text:style-name="T16"> el primer archivo con nombre "2" que te encuentres bajando por la estructura de directorios y llámalo "arch"</text:span><text:span text:style-name="T15">. Renombra también usando rutas absolutas</text:span><text:span text:style-name="T16">,</text:span><text:span text:style-name="T15"> </text:span><text:span text:style-name="T16">el primer directorio que te encuentres bajando por la estructura de directorios que se llame "nivel02" y llámalo "dir02"</text:span></text:p>
      <text:p text:style-name="P10"/>
      <text:p text:style-name="P29">18. Borra, utilizando un único comando<text:span text:style-name="T17"> y una ruta absoluta,</text:span> toda la estructura de directorios desde dir02 hacía abajo, incluído dir02.</text:p>
      <text:p text:style-name="P29"/>
      <text:p text:style-name="P30">19. Posiciónate en /home/usuario01. Copia todos los archivos que haya en la estructura dirOriginal al directorio actual usando rutas relativas y, posteriormente, bórralos de dicha estructura.</text:p>
      <text:p text:style-name="P11"><text:soft-page-break/></text:p>
      <text:p text:style-name="P30">20. <text:s/>Posiciónate en /home/usuario01 y borra todos los directorios que puedan quedar, uno a uno.</text:p>
      <text:p text:style-name="P30"/>
      <text:p text:style-name="P31">21. Crea el directorio /home/usuario01/comodines y copia en él todo el contendido (archivos y directorios), del directorio /etc. (Si falla algún archivo o directorio en la copia, no pasa nada).</text:p>
      <text:p text:style-name="P31"/>
      <text:p text:style-name="P31">22. Entra en el directorio comodines y saca un listado que muestre los elementos que comienzan por la letra 'a'.</text:p>
      <text:p text:style-name="P31"/>
      <text:p text:style-name="P12"><text:span text:style-name="T18">23. Saca un listado que muestre los atributos de los elementos que comienzan por 'h'</text:span><text:span text:style-name="T20"> y terminan por 'f'</text:span><text:span text:style-name="T19">, mostrando el tamaño en formato legible.</text:span></text:p>
      <text:p text:style-name="P12"/>
      <text:p text:style-name="P32">24. Muestra los elementos que tienen una 's' como segunda letra.</text:p>
      <text:p text:style-name="P32"/>
      <text:p text:style-name="P32">25. Muestra los elementos que tienen exactamente dos letras y <text:s/>que la segunda es la 's'.</text:p>
      <text:p text:style-name="P32"/>
      <text:p text:style-name="P13"><text:span text:style-name="T20">26</text:span><text:span text:style-name="T21">.</text:span><text:span text:style-name="T20"> Muestra los elementos que tienen como segunda y tercera letra la 's'.</text:span></text:p>
      <text:p text:style-name="P13"/>
      <text:p text:style-name="P33"><text:span text:style-name="T20">2</text:span>7<text:span text:style-name="T21">.</text:span><text:span text:style-name="T20"> Muestra los elementos que tienen como segunda y tercera letra la 's'</text:span> y, al menos, cuatro caracteres.</text:p>
      <text:p text:style-name="P33"/>
      <text:p text:style-name="P34">28. Muestra los elementos que su segundo carácter sea la 'r' y el último sea o la 'p' o el '-'.</text:p>
      <text:p text:style-name="P34"/>
      <text:p text:style-name="P34">29. Muestra los elementos que comiencen por los caracteres 'ma' y que en su tercer carácter puedan aparecerer las letras entre la 'c' y la 'i', ambas inclusive.</text:p>
      <text:p text:style-name="P34"/>
      <text:p text:style-name="P35">30. Borra todos los directorios que en su tercer carácter aparezca un número y terminen por 'd'.</text:p>
      <text:p text:style-name="P35"/>
      <text:p text:style-name="P36">31. Haz un listado completo del directorio comodines mostrando atributos, archivos ocultos y tamaño legible y guárdalo en un archivo llamado "listadoETC".</text:p>
      <text:p text:style-name="P36"/>
      <text:p text:style-name="P37"><text:soft-page-break/>32. Crea un archivo llamado "zzzz" y añadelo al archivo listadoETC sin destruir su contenido y con las mismas opciones del ejercicio anterior.</text:p>
      <text:p text:style-name="P37"/>
      <text:p text:style-name="P37">33.<text:span text:style-name="T22"> Muestra las primeras líneas del archivo listadoETC en pantalla.</text:span></text:p>
      <text:p text:style-name="P37"/>
      <text:p text:style-name="P38">3<text:span text:style-name="T22">4</text:span>.<text:span text:style-name="T22"> Muestra las últimas líneas del archivo listadoETC en pantalla.</text:span></text:p>
      <text:p text:style-name="P38"/>
      <text:p text:style-name="P39">35. Muestra el archivo listadoETC de forma paginada.</text:p>
      <text:p text:style-name="P39"/>
      <text:p text:style-name="P39">36. Muestra información relativa al número de líneas y caracteres de listadoETC.</text:p>
      <text:p text:style-name="P39"/>
      <text:p text:style-name="P40">37. Extraer del archivo listadoETC la columna que indica el dueño del archivo, que indica el tamaño y la que indica el nombre</text:p>
      <text:p text:style-name="P41"/>
      <text:p text:style-name="P41">38. Realizar la misma operación del ejercicio anterior pero mostrando solo las primeras lineas de la ejecución del comando.</text:p>
      <text:p text:style-name="P41"/>
      <text:p text:style-name="P41">39. <text:s/>Añadir a cada línea del listado anterior, el número de línea</text:p>
      <text:p text:style-name="P41"/>
      <text:p text:style-name="P71">(hacer hasta el 60)</text:p>
      <text:p text:style-name="P41">40. Sobre el comando anterior sacar información referente a conteo de palabras y caracteres y guardar la salida en un archivo llamado "conteoListado"</text:p>
      <text:p text:style-name="P41"/>
      <text:p text:style-name="P42">41. Desde /home/usuario01, crear un enlace simbólico al archivo passwd que se encuentra en el directorio comodines. Nombrar el enlace como passwdSlnk</text:p>
      <text:p text:style-name="P42"/>
      <text:p text:style-name="P15"><text:span text:style-name="T24">42. </text:span><text:span text:style-name="T23">Desde /home/usuario01, crear un enlace </text:span><text:span text:style-name="T24">duro</text:span><text:span text:style-name="T23"> al archivo passwd que se encuentra en el directorio comodines. Nombrar el enlace como passwd</text:span><text:span text:style-name="T24">H</text:span><text:span text:style-name="T23">lnk</text:span><text:span text:style-name="T24">.</text:span></text:p>
      <text:p text:style-name="P14"/>
      <text:p text:style-name="P43">43. Mostrar por pantalla los atributos de estos dos enlaces con número de inodo y el tamaño en formato legible.</text:p>
      <text:p text:style-name="P43"/>
      <text:p text:style-name="P43">44. Para estos dos enlaces, mostrar únicamente los atributos inodo, número de enlaces al sistema de archivos.</text:p>
      <text:p text:style-name="P42"><text:soft-page-break/></text:p>
      <text:p text:style-name="P44">45. Busca información en el manual de de comandos del shell sobre los comandos date<text:span text:style-name="T25">,</text:span> cal<text:span text:style-name="T25">, sort y rev.</text:span></text:p>
      <text:p text:style-name="P44"/>
      <text:p text:style-name="P45">46. <text:span text:style-name="T26">Utiliza el comando cat y la redirección de salida para crear un archivo llamado listado.txt, con los siguientes valores numéricos, cada uno, en una línea diferente: 4,5,3,7,1,3.</text:span></text:p>
      <text:p text:style-name="P45"/>
      <text:p text:style-name="P46">47. Muestra el fichero anterior ordenado por pantalla.</text:p>
      <text:p text:style-name="P46"/>
      <text:p text:style-name="P47">48. Encuentra la ruta al archivo shutdown y al directorio grub.</text:p>
      <text:p text:style-name="P47"/>
      <text:p text:style-name="P47">49.<text:span text:style-name="T27"> Usa el comando which para buscar la ruta del archivo y directorio anterior</text:span><text:span text:style-name="T28">.</text:span></text:p>
      <text:p text:style-name="P47"/>
      <text:p text:style-name="P48">50. En el archivo passwd que tenemos en el directorio comodines, busca y saca por pantalla únicamente las líneas que contengan la cadena 'sys'.</text:p>
      <text:p text:style-name="P48"/>
      <text:p text:style-name="P48">51. Del listado anterior selecciona únicamente los campos 1 y 4 y guarda la salida en un archivo llamado passwdSys</text:p>
      <text:p text:style-name="P48"/>
      <text:p text:style-name="P49">52. Muestra únicamente los archivos ocultos del directorio /home/usuario01 sin entrar en subdirectorios. </text:p>
      <text:p text:style-name="P49"/>
      <text:p text:style-name="P49">53. Analiza el contenido de cada uno de esos archivos en busca de la<text:span text:style-name="T29">s</text:span> línea<text:span text:style-name="T29">s</text:span> que permita<text:span text:style-name="T29">n</text:span> colorear la salida d<text:span text:style-name="T29">el comando ls (si la salida ya esta coloreada, limítate a analizar los ficheros).</text:span></text:p>
      <text:p text:style-name="P49"/>
      <text:p text:style-name="P49">54. Haz lo mismo que en el apartado anterior para la cuenta del root.</text:p>
      <text:p text:style-name="P49"/>
      <text:p text:style-name="P50">55. Añade un disco nuevo de 8 GB al sistema. Arranca el sistema y comprueba las unidades de almacenamiento secundario reconocidas por el sistema operativo.</text:p>
      <text:p text:style-name="P50"/>
      <text:p text:style-name="P50">56. Estructura el nuevo disco de la siguiente manera: Sistema de particionado GPT y dos particiones iguales.</text:p>
      <text:p text:style-name="P50"><text:soft-page-break/></text:p>
      <text:p text:style-name="P50">57. Comprueba cómo ha nombrado el sistema estas particiones y formatéalas con formato ext4.</text:p>
      <text:p text:style-name="P50"/>
      <text:p text:style-name="P50">58. En /home/usuario01 crea un directorio que se llame particion01 y monta allí la primera partición de las que has creado. En /root crea particion02 y monta ahí la otra.</text:p>
      <text:p text:style-name="P50"/>
      <text:p text:style-name="P50">59 Copia en ambas particiones toda la estructura del directorio comodines y comprueba los tamaños de las particiones<text:span text:style-name="T30">. </text:span></text:p>
      <text:p text:style-name="P50"/>
      <text:p text:style-name="P51">60. Comprueba el tamaño libre y usado <text:span text:style-name="T31">en formato legible </text:span>de las particiones y desmóntalas.</text:p>
      <text:p text:style-name="P50"/>
      <text:p text:style-name="P52">61. Muestra los permisos del archivo donde se guardan las cuentas de usuario y su contendio.</text:p>
      <text:p text:style-name="P52"/>
      <text:p text:style-name="P52">62. Haz lo mismo que en el ejercicio anterior, pero para el archivo de passwords.</text:p>
      <text:p text:style-name="P52"/>
      <text:p text:style-name="P52">63. Muestra el contenido de los archivos anteriores y analiza su contenido.</text:p>
      <text:p text:style-name="P52"/>
      <text:p text:style-name="P52">64. <text:span text:style-name="T33">Mediante comandos, busca el usuario01 y extrae el campo de su directorio home.</text:span></text:p>
      <text:p text:style-name="P50"/>
      <text:p text:style-name="P53">65. Haz lo mismo para el archivo /etc/shadow pero con el campo de su clave.</text:p>
      <text:p text:style-name="P53"/>
      <text:p text:style-name="P53">66. Crea el usuario usuario02, con PW: 2, nombre: Pepe García y teléfono: 654321789, y comprueba que se ha creado.</text:p>
      <text:p text:style-name="P53"/>
      <text:p text:style-name="P54">67. Obten el nombre de usuario y UID para los usuarios usuario01 y usuario02.</text:p>
      <text:p text:style-name="P54"/>
      <text:p text:style-name="P54">68. Busca información sobre el comando usermod y al usuario02, cámbiale el nombre de usuario por user02. Comprueba dicho cambio.</text:p>
      <text:p text:style-name="P54"/>
      <text:p text:style-name="P54">69. Inicia sesión con user02 y comprueba cuál es el directorio actual con respecto al directorio home.</text:p>
      <text:p text:style-name="P54"><text:soft-page-break/></text:p>
      <text:p text:style-name="P54">70. <text:span text:style-name="T34">Crea un archivo el el directorio home actual. Investiga cómo cambiar el directorio home de un usuario y cambialo por comando a /home/user02.</text:span></text:p>
      <text:p text:style-name="P54"/>
      <text:p text:style-name="P55">71. Inicia sesión con user02 y comprueba el directorio home tanto para ver si el cambio se ha efectuado con éxito como para ver si el archivo anteriormente creado se encuentra ahí.</text:p>
      <text:p text:style-name="P55"/>
      <text:p text:style-name="P56">72. Extrae la clave encriptada del usuario user02 y guardala en el archivo user02PW01</text:p>
      <text:p text:style-name="P56"/>
      <text:p text:style-name="P56">73.Cambia la password del usuario user02 y ponle 1234abc. <text:span text:style-name="T35">Y haz lo mismo que en el ejercicio anterior, pero guardándola en user02PW02.</text:span></text:p>
      <text:p text:style-name="P56"/>
      <text:p text:style-name="P57">74. Comprueba si los ficheros creados son iguales o diferentes.</text:p>
      <text:p text:style-name="P57"/>
      <text:p text:style-name="P58">75. Borra el usuario user02.</text:p>
      <text:p text:style-name="P58"/>
      <text:p text:style-name="P59">76. crea los usuarios pepe, ana y juan con PW: 2.</text:p>
      <text:p text:style-name="P59"/>
      <text:p text:style-name="P59">77. Crea los grupos compras y ventas.</text:p>
      <text:p text:style-name="P59"/>
      <text:p text:style-name="P59">78. Añade a pepe y ana al grupo ventas y a juan, a <text:span text:style-name="T36">los dos</text:span>.</text:p>
      <text:p text:style-name="P59"/>
      <text:p text:style-name="P60">79. Comprobar los grupos a los que pertenece cada uno de estos usuarios.</text:p>
      <text:p text:style-name="P60"/>
      <text:p text:style-name="P61">80. Para cada uno de estos usuarios, crea dos archivos en sus respectivos directorios “home”: pepe01, pepe02, ana01, ana02, juan01, juan02. También, crea dos directorios para cada usuario siguiendo el esquema pepeDir01, pepeDir02, anaDir01, etc.</text:p>
      <text:p text:style-name="P61"/>
      <text:p text:style-name="P61">81. Comprueba los permisos por defecto con los que se han creado tanto los archivos como los directorios anteriores y si se corresponden con el valor de umask del sistema.</text:p>
      <text:p text:style-name="P61"/>
      <text:p text:style-name="P61">82. Asignación de permisos. <text:span text:style-name="T37">Utiliza la forma absoluta y relativa para asignar los siguientes permisos:</text:span></text:p>
      <text:p text:style-name="P61"><text:tab/>Pepe: </text:p>
      <text:p text:style-name="P61"><text:soft-page-break/><text:tab/><text:tab/>pepe01 rwxrwx---</text:p>
      <text:p text:style-name="P61"><text:tab/><text:tab/>pepe02 r----x-w-</text:p>
      <text:p text:style-name="P61"><text:tab/><text:tab/>pepeDir01: rwx------</text:p>
      <text:p text:style-name="P61"><text:tab/><text:tab/>pepeDir02: <text:span text:style-name="T37">rw-------</text:span></text:p>
      <text:p text:style-name="P61"><text:tab/><text:tab/></text:p>
      <text:p text:style-name="P61"><text:tab/>Ana:</text:p>
      <text:p text:style-name="P61"><text:tab/><text:tab/>ana01: rw-rx-r--</text:p>
      <text:p text:style-name="P61"><text:tab/><text:tab/>ana02: rwxrwxrwx</text:p>
      <text:p text:style-name="P62"><text:tab/><text:tab/>anaDir01: rwx—x-w-</text:p>
      <text:p text:style-name="P62"><text:tab/><text:tab/>anaDir01: ---------</text:p>
      <text:p text:style-name="P61"><text:tab/>Juan:</text:p>
      <text:p text:style-name="P61"><text:tab/><text:tab/>juan01: r—rw-r--</text:p>
      <text:p text:style-name="P61"><text:tab/><text:tab/>juan02: rw—w-r--</text:p>
      <text:p text:style-name="P61"><text:tab/><text:tab/><text:span text:style-name="T37">juanDir01: r-xr---w-</text:span></text:p>
      <text:p text:style-name="P61"><text:tab/><text:tab/><text:span text:style-name="T37">juanDir02: --x--x--x</text:span></text:p>
      <text:p text:style-name="P61"/>
      <text:p text:style-name="P62">83. Al directorio pepeDir01 dar permisos totales y activar sticky bit y al directorio pepeDir02 dar permisos totales, excepto de ejecución a “otros” y activar sticky bit. Comprobar las diferencias.</text:p>
      <text:p text:style-name="P62"/>
      <text:p text:style-name="P62">84. Al archivo pepe01 activar SUID, al archivo ana01 activar GUID y al directorio juanDir01 activar sticky bit de forma relativa.</text:p>
      <text:p text:style-name="P16"/>
      <text:p text:style-name="P62">85. Investiga cómo cambiar de forma permanente el valor de umask, tanto para el sistema como para un único usuario, por ejemplo, juan.</text:p>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09:09:40.482482284</meta:creation-date>
    <dc:date>2025-04-30T13:38:38.976591311</dc:date>
    <meta:editing-duration>PT6H23M25S</meta:editing-duration>
    <meta:editing-cycles>58</meta:editing-cycles>
    <meta:generator>LibreOffice/7.3.7.2$Linux_X86_64 LibreOffice_project/30$Build-2</meta:generator>
    <meta:document-statistic meta:table-count="0" meta:image-count="0" meta:object-count="0" meta:page-count="9" meta:paragraph-count="124" meta:word-count="1990" meta:character-count="12088" meta:non-whitespace-character-count="10201"/>
  </office:meta>
</office:document-meta>
</file>